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a0e5" officeooo:paragraph-rsid="001aa0e5"/>
    </style:style>
    <style:style style:name="P2" style:family="paragraph" style:parent-style-name="Standard">
      <style:text-properties officeooo:rsid="001aa0e5" officeooo:paragraph-rsid="001ed445"/>
    </style:style>
    <style:style style:name="P3" style:family="paragraph" style:parent-style-name="Standard">
      <style:text-properties officeooo:rsid="001aa0e5" officeooo:paragraph-rsid="00206fcf"/>
    </style:style>
    <style:style style:name="P4" style:family="paragraph" style:parent-style-name="Standard">
      <style:text-properties style:text-underline-style="solid" style:text-underline-width="auto" style:text-underline-color="font-color" officeooo:rsid="00262e80" officeooo:paragraph-rsid="00262e80"/>
    </style:style>
    <style:style style:name="P5" style:family="paragraph" style:parent-style-name="Standard">
      <style:text-properties officeooo:rsid="00284437" officeooo:paragraph-rsid="00284437"/>
    </style:style>
    <style:style style:name="P6" style:family="paragraph" style:parent-style-name="Standard">
      <style:text-properties officeooo:rsid="00284437" officeooo:paragraph-rsid="0028d20a"/>
    </style:style>
    <style:style style:name="P7" style:family="paragraph" style:parent-style-name="Standard">
      <style:text-properties officeooo:rsid="00284437" officeooo:paragraph-rsid="002a04a5"/>
    </style:style>
    <style:style style:name="P8" style:family="paragraph" style:parent-style-name="Standard">
      <style:text-properties officeooo:rsid="002a04a5" officeooo:paragraph-rsid="002a04a5"/>
    </style:style>
    <style:style style:name="P9" style:family="paragraph" style:parent-style-name="Standard">
      <style:text-properties officeooo:rsid="001aa0e5" officeooo:paragraph-rsid="001aa0e5"/>
    </style:style>
    <style:style style:name="P10" style:family="paragraph" style:parent-style-name="Standard">
      <style:text-properties officeooo:rsid="001aa0e5" officeooo:paragraph-rsid="002d7787"/>
    </style:style>
    <style:style style:name="P11" style:family="paragraph" style:parent-style-name="Standard">
      <style:text-properties officeooo:rsid="00284437" officeooo:paragraph-rsid="002d7787"/>
    </style:style>
    <style:style style:name="T1" style:family="text">
      <style:text-properties officeooo:rsid="001aa0e5"/>
    </style:style>
    <style:style style:name="T2" style:family="text">
      <style:text-properties officeooo:rsid="001e553b"/>
    </style:style>
    <style:style style:name="T3" style:family="text">
      <style:text-properties officeooo:rsid="001ed445"/>
    </style:style>
    <style:style style:name="T4" style:family="text">
      <style:text-properties officeooo:rsid="00206fcf"/>
    </style:style>
    <style:style style:name="T5" style:family="text">
      <style:text-properties officeooo:rsid="00207d80"/>
    </style:style>
    <style:style style:name="T6" style:family="text">
      <style:text-properties officeooo:rsid="0022982c"/>
    </style:style>
    <style:style style:name="T7" style:family="text">
      <style:text-properties officeooo:rsid="0028d20a"/>
    </style:style>
    <style:style style:name="T8" style:family="text">
      <style:text-properties officeooo:rsid="002a04a5"/>
    </style:style>
    <style:style style:name="T9" style:family="text">
      <style:text-properties officeooo:rsid="002d77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tivity Log</text:p>
      <text:p text:style-name="P4"/>
      <text:p text:style-name="P3">Date – <text:span text:style-name="T4">Tuesday</text:span>, April 1<text:span text:style-name="T4">5</text:span></text:p>
      <text:p text:style-name="P6">Time – <text:span text:style-name="T5">11:00am-12:15pm</text:span></text:p>
      <text:p text:style-name="P5">Location – <text:span text:style-name="T7">In class</text:span></text:p>
      <text:p text:style-name="P3">Participants – Andrew, Kyle</text:p>
      <text:p text:style-name="P3">Actions – <text:span text:style-name="T6">Brainstormed ideas for a project. <text:s/>Decided to implement a game of Blackjack.</text:span></text:p>
      <text:p text:style-name="P2"/>
      <text:p text:style-name="P2">Date – <text:span text:style-name="T3">Thursday</text:span>, April 1<text:span text:style-name="T3">7</text:span></text:p>
      <text:p text:style-name="P7">Time – <text:span text:style-name="T3">10:00-11:00am </text:span></text:p>
      <text:p text:style-name="P6">Location – <text:span text:style-name="T7">Keller 234</text:span></text:p>
      <text:p text:style-name="P2">Participants – Andrew, Kyle</text:p>
      <text:p text:style-name="P2">Actions – <text:span text:style-name="T3">Discussed previous files that were written and how to put together a UML document. <text:s/>Discussed layout for the front end of the game. <text:s/>Decided on game versions; we will move on to the next version when the current version is done.</text:span></text:p>
      <text:p text:style-name="P1"/>
      <text:p text:style-name="P1">Date – Saturday, April 19</text:p>
      <text:p text:style-name="P8">Time – <text:span text:style-name="T1">4:00-5:45pm</text:span></text:p>
      <text:p text:style-name="P5">Location – <text:span text:style-name="T8">Online (Google Hangouts)</text:span></text:p>
      <text:p text:style-name="P1">Participants – Andrew, Kyle</text:p>
      <text:p text:style-name="P1">Actions – Discussed current progress. <text:s/>Discussed and researched how to get and display a subimage of an image (for each card). <text:s/><text:span text:style-name="T2">Researched how to convert an svg file to a jpg. <text:s/>Discuseed the how to set up the front end of the Blackjack game.</text:span></text:p>
      <text:p text:style-name="P1"/>
      <text:p text:style-name="P10">Date – <text:span text:style-name="T9">Monday</text:span>, April <text:span text:style-name="T9">21</text:span></text:p>
      <text:p text:style-name="P11">Time – <text:span text:style-name="T9">5:00-7pm</text:span></text:p>
      <text:p text:style-name="P11">Location – <text:span text:style-name="T9">Keller 234</text:span></text:p>
      <text:p text:style-name="P10">Participants – Andrew, Kyle</text:p>
      <text:p text:style-name="P10">Actions – <text:span text:style-name="T9">Worked on front end, specifically the player panels. <text:s/>We corrected the image to be used for the cards and determiend the coordinates for each card. <text:s/>Worked on UML documents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15S</meta:editing-duration>
    <meta:editing-cycles>20</meta:editing-cycles>
    <meta:generator>LibreOffice/4.2.3.3$Linux_X86_64 LibreOffice_project/420m0$Build-3</meta:generator>
    <dc:date>2014-04-21T18:55:43.463617457</dc:date>
    <dc:creator>Kyle </dc:creator>
    <meta:document-statistic meta:table-count="0" meta:image-count="0" meta:object-count="0" meta:page-count="1" meta:paragraph-count="21" meta:word-count="179" meta:character-count="1137" meta:non-whitespace-character-count="950"/>
    <meta:user-defined meta:name="Info 1"/>
    <meta:user-defined meta:name="Info 2"/>
    <meta:user-defined meta:name="Info 3"/>
    <meta:user-defined meta:name="Info 4"/>
  </office:meta>
</office:document-meta>
</file>